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" svg:font-family="'Lohit Devanagari'" style:font-pitch="variable"/>
    <style:font-face style:name="Monospace1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2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bababa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bababa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3.006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2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style:paragraph-properties fo:text-align="center" style:text-autospace="none" style:writing-mode="lr-tb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17" style:family="paragraph">
      <loext:graphic-properties draw:fill="solid" draw:fill-color="#bababa" draw:opacity="100%"/>
      <style:paragraph-properties fo:text-align="center" style:text-autospace="none" style:writing-mode="lr-tb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1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9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-color="#cccccc"/>
      <style:paragraph-properties fo:text-align="center"/>
      <style:text-properties style:font-name="Liberation Serif"/>
    </style:style>
    <style:style style:name="P23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style:paragraph-properties fo:text-align="center" style:writing-mode="lr-tb"/>
      <style:text-properties style:font-name="Liberation Serif"/>
    </style:style>
    <style:style style:name="P26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29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6pt" style:font-size-complex="6pt"/>
    </style:style>
    <style:style style:name="T7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000000" style:font-name="Liberation Serif" fo:font-size="8pt" style:font-name-asian="Monospace" style:font-size-asian="6pt" style:font-name-complex="Monospace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6.256cm" svg:height="2.05cm" svg:x="5.198cm" svg:y="6.082cm">
          <text:p text:style-name="P13"><text:span text:style-name="T7">Execution</text:span></text:p>
          <text:p text:style-name="P1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45cm" svg:height="0.95cm" svg:x="5.375cm" svg:y="7.03cm">
          <text:p text:style-name="P11"><text:span text:style-name="T6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411cm" svg:height="0.417cm" svg:x="8.183cm" svg:y="7.414cm">
          <text:p text:style-name="P16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363cm" svg:height="0.48cm" svg:x="6.354cm" svg:y="4.606cm">
          <text:p text:style-name="P18"><text:span text:style-name="T5">Hyper</text:span></text:p>
          <text:p text:style-name="P18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9.091cm" svg:y="4.606cm">
          <text:p text:style-name="P18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7.853cm" svg:y="4.606cm">
          <text:p text:style-name="P18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992cm" svg:height="0.529cm" svg:x="8.198cm" svg:y="6.189cm">
          <text:p text:style-name="P20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88cm" svg:height="0.418cm" svg:x="5.585cm" svg:y="7.413cm">
          <text:p text:style-name="P16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2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.886cm" svg:height="0.89cm" svg:x="5.917cm" svg:y="3.55cm">
          <text:p text:style-name="P23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4.088cm" svg:height="0.839cm" svg:x="7.157cm" svg:y="5.231cm">
          <text:p text:style-name="P25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7" draw:layer="layout" svg:width="1.356cm" svg:height="0.615cm" svg:x="10.825cm" svg:y="5.345cm">
          <text:p text:style-name="P1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8" draw:layer="layout" svg:width="1.363cm" svg:height="0.557cm" svg:x="10.825cm" svg:y="7.055cm">
          <text:p text:style-name="P25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0" draw:layer="layout" svg:width="2.262cm" svg:height="3.256cm" svg:x="6.993cm" svg:y="2.47cm">
          <draw:text-box>
            <text:p><text:span text:style-name="T5">OnDone Interrupt</text:span></text:p>
          </draw:text-box>
        </draw:frame>
        <draw:custom-shape draw:style-name="gr23" draw:text-style-name="P30" draw:layer="layout" svg:width="2.726cm" svg:height="0.891cm" svg:x="8.011cm" svg:y="3.551cm">
          <text:p text:style-name="P29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1.109cm" svg:height="0.481cm" svg:x="8.184cm" svg:y="3.833cm">
          <text:p text:style-name="P18"><text:span text:style-name="T5">Quantized</text:span></text:p>
          <text:p text:style-name="P18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1.108cm" svg:height="0.481cm" svg:x="9.423cm" svg:y="3.833cm">
          <text:p text:style-name="P18"><text:span text:style-name="T5">Quantized</text:span></text:p>
          <text:p text:style-name="P18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1.108cm" svg:height="0.481cm" svg:x="6.289cm" svg:y="3.833cm">
          <text:p text:style-name="P18"><text:span text:style-name="T11">Custom</text:span></text:p>
          <text:p text:style-name="P18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" svg:font-family="'Lohit Devanagari'" style:font-pitch="variable"/>
    <style:font-face style:name="Monospace1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3:41.912560805</dc:date>
    <meta:editing-duration>PT4H8M28S</meta:editing-duration>
    <meta:editing-cycles>58</meta:editing-cycles>
    <meta:generator>LibreOffice/6.4.7.2$Linux_X86_64 LibreOffice_project/40$Build-2</meta:generator>
    <meta:document-statistic meta:object-count="27"/>
  </office:meta>
</office:document-meta>
</file>